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officeooo:paragraph-rsid="001404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 del Cliente Ideal: Aura de Mallorca</text:p>
      <text:p text:style-name="Standard"/>
      <text:p text:style-name="P2">Datos Demográficos:</text:p>
      <text:p text:style-name="Standard"/>
      <text:p text:style-name="Standard">Edad: 25-65 años.</text:p>
      <text:p text:style-name="P3">Ubicación: Visitantes nacionales e internacionales, con un enfoque especial en Europa.</text:p>
      <text:p text:style-name="Standard">Ingresos: Medios a altos.</text:p>
      <text:p text:style-name="Standard"/>
      <text:p text:style-name="P2">Características Psicográficas:</text:p>
      <text:p text:style-name="Standard"/>
      <text:p text:style-name="Standard">Estilo de Vida: Viajeros que valoran experiencias de calidad y buscan momentos exclusivos durante su estancia.</text:p>
      <text:p text:style-name="Standard">Valores: Aprecian la comodidad, la elegancia y la atención personalizada.</text:p>
      <text:p text:style-name="Standard">Intereses: Amantes de la cultura, la gastronomía y las experiencias locales.</text:p>
      <text:p text:style-name="Standard"/>
      <text:p text:style-name="P2">Comportamiento de Compra:</text:p>
      <text:p text:style-name="Standard"/>
      <text:p text:style-name="Standard">Canal de Reservas: Prefieren realizar reservas en línea a través de un sistema eficiente y fácil de usar.</text:p>
      <text:p text:style-name="Standard">Frecuencia de Viaje: Viajeros frecuentes que buscan escapadas memorables.</text:p>
      <text:p text:style-name="Standard">Preferencias de Pago: Comodidad en métodos de pago y valoran ofertas y paquetes exclusivos.</text:p>
      <text:p text:style-name="Standard"/>
      <text:p text:style-name="P2">Motivaciones y Necesidades:</text:p>
      <text:p text:style-name="Standard"/>
      <text:p text:style-name="Standard">Experiencia Hotelera Única: Buscan un hotel que ofrezca experiencias memorables y únicas.</text:p>
      <text:p text:style-name="Standard">Comodidades Exclusivas: Valoran servicios exclusivos como un jardín propio y opciones VIP.</text:p>
      <text:p text:style-name="Standard">Personalización de Estancia: Interesados en personalizar su estancia con opciones como la reserva de un jardín o servicios VIP.</text:p>
      <text:p text:style-name="Standard"/>
      <text:p text:style-name="P2">Percepción de Marca:</text:p>
      <text:p text:style-name="Standard"/>
      <text:p text:style-name="Standard">Valoran Traducciones de Calidad: Aprecian la disponibilidad de información en varios idiomas.</text:p>
      <text:p text:style-name="Standard">Atracción por la Exclusividad: La marca Aura de Mallorca representa exclusividad, elegancia y atención personalizada.</text:p>
      <text:p text:style-name="Standard"/>
      <text:p text:style-name="P2">Necesidades Tecnológicas:</text:p>
      <text:p text:style-name="Standard"/>
      <text:p text:style-name="Standard">Reservas Online Eficientes: Prefieren una plataforma web fácil de usar para reservar habitaciones y servicios adicionales.</text:p>
      <text:p text:style-name="Standard">Acceso Exclusivo para Administradores: Los administradores valoran una interfaz eficiente para gestionar traducciones y contenido we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0:50:15.509000000</meta:creation-date>
    <dc:date>2023-10-09T10:51:20.743000000</dc:date>
    <meta:editing-duration>PT1M6S</meta:editing-duration>
    <meta:editing-cycles>1</meta:editing-cycles>
    <meta:document-statistic meta:table-count="0" meta:image-count="0" meta:object-count="0" meta:page-count="1" meta:paragraph-count="23" meta:word-count="220" meta:character-count="1615" meta:non-whitespace-character-count="1418"/>
    <meta:generator>LibreOffice/7.6.2.1$Windows_X86_64 LibreOffice_project/56f7684011345957bbf33a7ee678afaf4d2ba333</meta:generator>
  </office:meta>
</office:document-meta>
</file>